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10. Glossary</text:p>
      <text:h text:style-name="Heading_20_1" text:outline-level="1"><text:bookmark-start text:name="glossary"/>Glossary<text:bookmark-end text:name="glossary"/></text:h>
      <text:h text:style-name="Heading_20_3" text:outline-level="3"><text:bookmark-start text:name="methodology-and-general-terms"/>Methodology and general terms<text:bookmark-end text:name="methodology-and-general-terms"/></text:h>
      <text:p text:style-name="First_20_paragraph"><text:span text:style-name="T1">Contradictions:</text:span> A key term in the expansion of the learning activity</text:p>
      <text:p text:style-name="Text_20_body"><text:span text:style-name="T1">Flow:</text:span> </text:p>
      <text:p text:style-name="Text_20_body"><text:span text:style-name="T1">Learning design:</text:span> The term used for a set of resources and pedagogical techniques introduced by myself as a facilitator of coding sessions. The following terms are used as synonym at times to avoid a repetitive writing style: <text:span text:style-name="T2">learning intervention</text:span> and <text:span text:style-name="T2">game making pedagogy</text:span>. Wider terms are used which encompass non-designed elements for example <text:span text:style-name="T2">learning activity</text:span>.</text:p>
      <text:p text:style-name="Text_20_body"><text:span text:style-name="T1">Digital making:</text:span> A broad field involving the maker community, physical computing and participation in on-line digital making communities.</text:p>
      <text:p text:style-name="Text_20_body"><text:span text:style-name="T1">Game making:</text:span> In the context of this study game making is the overall process of constructing a game which may include coding elements but may also involve creating graphical assets and planning activities.</text:p>
      <text:p text:style-name="Text_20_body"><text:span text:style-name="T1">Design process:</text:span> Design process in this context can refer to any of the different stages of imagining, planning and constructing and testing the digital game.</text:p>
      <text:p text:style-name="Text_20_body"><text:span text:style-name="T1">Game coding:</text:span> In the context of this study game making refers to the aspect of game making which involved interacting and changing the code aspect of the game object.</text:p>
      <text:h text:style-name="Heading_20_3" text:outline-level="3"><text:bookmark-start text:name="context-community"/>Context / Community<text:bookmark-end text:name="context-community"/></text:h>
      <text:p text:style-name="First_20_paragraph"><text:span text:style-name="T1">Coder Dojo:</text:span> A community of volunteers running informal education sessions aimed at young people and their families. The initiative has been taken under the arm of the Raspberry Pi foundation.</text:p>
      <text:p text:style-name="Text_20_body"><text:span text:style-name="T1">Game Jam:</text:span> A term applied to events creating games used in diverse contexts including professional game coders, enthusiasts and at times young learners. The term is explored in more detail in Chapter 2.</text:p>
      <text:h text:style-name="Heading_20_3" text:outline-level="3"><text:bookmark-start text:name="pedagogies-and-design-concepts"/>Pedagogies and Design Concepts<text:bookmark-end text:name="pedagogies-and-design-concepts"/></text:h>
      <text:p text:style-name="First_20_paragraph"><text:span text:style-name="T1">Pair programming:</text:span> Beyond a more general description of two people coding a task side by side, this terms also describes a</text:p>
      <text:p text:style-name="Text_20_body"><text:span text:style-name="T1">Use - Modify - Create:</text:span> A computing and digital media creation pedagogy that outlines the advantages of starting with working code examples before progressing to writing code structures from first principles. The term is explored in more detail in Chapter 2.</text:p>
      <text:p text:style-name="Text_20_body"><text:span text:style-name="T1">Bartle’s Player Types:</text:span> The grouping of different player types reflects a design concept that players play games for different motivations. Bartle’s proposed types are frequently framed as the following: Achiever, Killer, Explorer, Socialiser. For example, Killer / Griefer refers to a player who often engages in a process of playing against the norms of the game for entertainment value. This can be disruptive in the context of a group game.</text:p>
      <text:p text:style-name="Text_20_body"><text:span text:style-name="T1">Computational Fluidity:</text:span> Relates both to flow experience (see above) and Resnick’s interpretation which emphasises the importance of participants self-expression in computer coding project.</text:p>
      <text:h text:style-name="Heading_20_4" text:outline-level="4"><text:bookmark-start text:name="perhaps-not-needed."/>perhaps not needed.<text:bookmark-end text:name="perhaps-not-needed."/></text:h>
      <text:p text:style-name="First_20_paragraph"><text:span text:style-name="T1">Process Drama:</text:span> A way of exploring topics using dramatic techniques to explore situations, professional contexts or wider topics. The work of Dorothy Heathcote on process drama is influential in shaping conceptions of what is possible in school contexts particularly in her use of guided role play and cross-circular work.</text:p>
      <text:h text:style-name="Heading_20_3" text:outline-level="3"><text:bookmark-start text:name="general-coding-technical-terms"/>General Coding / Technical Terms<text:bookmark-end text:name="general-coding-technical-terms"/></text:h>
      <text:p text:style-name="First_20_paragraph"><text:span text:style-name="T1">Variables / Game variables:</text:span> A variable is a coding term used to describe a code value which is often set at the start of a code project. A game variable in the context of this study refers to aspect such as the value of gravity, or player movement speed which the novice coder can alter to impact the behaviour of their game.</text:p>
      <text:p text:style-name="Text_20_body"><text:span text:style-name="T1">Code Playground:</text:span> A website allowing the running of code projects within a testing environment, often focusing on web page technologies. They are used initially to share code problems in context to allow specific help from forums. They have developed into communities which allow for the showcasing of new techniques and as educational tools to allow learners to experiment with web coding project without access to a development web server. The term is explored in more detail in Chapter 2.</text:p>
      <text:p text:style-name="Text_20_body"><text:span text:style-name="T1">Code snippets:</text:span> Extracts of code which may be contained in a code playground project or as part of other documentation. The motivation for sharing is so other coders can copy, paste and then adapt the code into their own projects.</text:p>
      <text:p text:style-name="Text_20_body"><text:span text:style-name="T1">Code syntax errors:</text:span> Syntax errors in computer coding equate to grammatical errors in other languages. They occur when code violates the rules of the programming language, such as missing punctuation, incorrect structure, or misspelled commands, preventing the program from running.</text:p>
      <text:p text:style-name="Text_20_body"><text:span text:style-name="T1">JavaScript library/framework:</text:span> A collection of one or more files of JavaScript code which abstract away specialised abilities which can be reused by other</text:p>
      <text:h text:style-name="Heading_20_3" text:outline-level="3"><text:bookmark-start text:name="technical-game-terms"/>Technical Game Terms<text:bookmark-end text:name="technical-game-terms"/></text:h>
      <text:p text:style-name="First_20_paragraph"><text:span text:style-name="T1">Game Mechanic:</text:span> Game mechanics are a form of game design pattern.</text:p>
      <text:p text:style-name="Text_20_body"><text:span text:style-name="T1">Game Polish / Aesthetics:</text:span> The aesthetic or polish of the game is often thought of a surface covering which does not impact the underlying game mechanics, dynamics but does have an impact on the affect of the participant.</text:p>
      <text:p text:style-name="Text_20_body"><text:span text:style-name="T1">Game states:</text:span> Game states and functions to create the game loop are included natively in the phaser framework <text:reference-mark-start text:name="ZOTERO_ITEM CSL_CITATION {&quot;schema&quot;:&quot;https://github.com/citation-style-language/schema/raw/master/csl-citation.json&quot;,&quot;citationID&quot;:&quot;00000001&quot;,&quot;properties&quot;:{&quot;formattedCitation&quot;:&quot;[@faas_introduction_2017; @kostolny_digital_2017]&quot;,&quot;noteIndex&quot;:0},&quot;citationItems&quot;:[{&quot;itemData&quot;:{&quot;type&quot;:&quot;book&quot;,&quot;language&quot;:&quot;English&quot;,&quot;publisher&quot;:&quot;A K Peters/CRC Press&quot;,&quot;source&quot;:&quot;Amazon&quot;,&quot;issued&quot;:{&quot;date-parts&quot;:[[&quot;2017&quot;,1,12]]},&quot;citation-key&quot;:&quot;faas_introduction_2017&quot;,&quot;number-of-pages&quot;:&quot;300&quot;,&quot;title&quot;:&quot;An Introduction to HTML5 Game Development with Phaser.js&quot;,&quot;author&quot;:[{&quot;given&quot;:&quot;Travis&quot;,&quot;family&quot;:&quot;Faas&quot;}],&quot;id&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id&quot;:9203,&quot;uris&quot;:[&quot;http://zotero.org/users/1913249/items/EPMTX9I7&quot;],&quot;prefix&quot;:&quot;&quot;},{&quot;itemData&quot;:{&quot;publisher-place&quot;:&quot;Stary Smokovec&quot;,&quot;ISBN&quot;:&quot;978-1-5386-3296-3&quot;,&quot;page&quot;:&quot;1-6&quot;,&quot;DOI&quot;:&quot;10.1109/ICETA.2017.8102494&quot;,&quot;event-title&quot;:&quot;2017 15th International Conference on Emerging eLearning Technologies and Applications (ICETA)&quot;,&quot;issued&quot;:{&quot;date-parts&quot;:[[&quot;2017&quot;,10]]},&quot;author&quot;:[{&quot;given&quot;:&quot;Jozef&quot;,&quot;family&quot;:&quot;Kostolny&quot;},{&quot;given&quot;:&quot;Jan&quot;,&quot;family&quot;:&quot;Bohacik&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event-place&quot;:&quot;Stary Smokovec&quot;,&quot;source&quot;:&quot;DOI.org (Crossref)&quot;,&quot;container-title&quot;:&quot;2017 15th International Conference on Emerging eLearning Technologies and Applications (ICETA)&quot;,&quot;accessed&quot;:{&quot;date-parts&quot;:[[&quot;2024&quot;,1,15]]},&quot;type&quot;:&quot;paper-conference&quot;,&quot;title&quot;:&quot;Digital games in education and their development&quot;,&quot;URL&quot;:&quot;http://ieeexplore.ieee.org/document/8102494/&quot;,&quot;publisher&quot;:&quot;IEEE&quot;,&quot;citation-key&quot;:&quot;kostolny_digital_2017&quot;,&quot;id&quot;:&quot;kostolny_digital_2017&quot;},&quot;id&quot;:9202,&quot;uris&quot;:[&quot;http://zotero.org/users/1913249/items/CHRT42C7&quot;],&quot;prefix&quot;:&quot;&quot;}]} RND0000000002"/>&lt;Do Zotero Refresh: [@faas_introduction_2017; @kostolny_digital_2017]&gt;<text:reference-mark-end text:name="ZOTERO_ITEM CSL_CITATION {&quot;schema&quot;:&quot;https://github.com/citation-style-language/schema/raw/master/csl-citation.json&quot;,&quot;citationID&quot;:&quot;00000001&quot;,&quot;properties&quot;:{&quot;formattedCitation&quot;:&quot;[@faas_introduction_2017; @kostolny_digital_2017]&quot;,&quot;noteIndex&quot;:0},&quot;citationItems&quot;:[{&quot;itemData&quot;:{&quot;type&quot;:&quot;book&quot;,&quot;language&quot;:&quot;English&quot;,&quot;publisher&quot;:&quot;A K Peters/CRC Press&quot;,&quot;source&quot;:&quot;Amazon&quot;,&quot;issued&quot;:{&quot;date-parts&quot;:[[&quot;2017&quot;,1,12]]},&quot;citation-key&quot;:&quot;faas_introduction_2017&quot;,&quot;number-of-pages&quot;:&quot;300&quot;,&quot;title&quot;:&quot;An Introduction to HTML5 Game Development with Phaser.js&quot;,&quot;author&quot;:[{&quot;given&quot;:&quot;Travis&quot;,&quot;family&quot;:&quot;Faas&quot;}],&quot;id&quot;:&quot;faas_introduction_2017&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id&quot;:9203,&quot;uris&quot;:[&quot;http://zotero.org/users/1913249/items/EPMTX9I7&quot;],&quot;prefix&quot;:&quot;&quot;},{&quot;itemData&quot;:{&quot;publisher-place&quot;:&quot;Stary Smokovec&quot;,&quot;ISBN&quot;:&quot;978-1-5386-3296-3&quot;,&quot;page&quot;:&quot;1-6&quot;,&quot;DOI&quot;:&quot;10.1109/ICETA.2017.8102494&quot;,&quot;event-title&quot;:&quot;2017 15th International Conference on Emerging eLearning Technologies and Applications (ICETA)&quot;,&quot;issued&quot;:{&quot;date-parts&quot;:[[&quot;2017&quot;,10]]},&quot;author&quot;:[{&quot;given&quot;:&quot;Jozef&quot;,&quot;family&quot;:&quot;Kostolny&quot;},{&quot;given&quot;:&quot;Jan&quot;,&quot;family&quot;:&quot;Bohacik&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language&quot;:&quot;en&quot;,&quot;event-place&quot;:&quot;Stary Smokovec&quot;,&quot;source&quot;:&quot;DOI.org (Crossref)&quot;,&quot;container-title&quot;:&quot;2017 15th International Conference on Emerging eLearning Technologies and Applications (ICETA)&quot;,&quot;accessed&quot;:{&quot;date-parts&quot;:[[&quot;2024&quot;,1,15]]},&quot;type&quot;:&quot;paper-conference&quot;,&quot;title&quot;:&quot;Digital games in education and their development&quot;,&quot;URL&quot;:&quot;http://ieeexplore.ieee.org/document/8102494/&quot;,&quot;publisher&quot;:&quot;IEEE&quot;,&quot;citation-key&quot;:&quot;kostolny_digital_2017&quot;,&quot;id&quot;:&quot;kostolny_digital_2017&quot;},&quot;id&quot;:9202,&quot;uris&quot;:[&quot;http://zotero.org/users/1913249/items/CHRT42C7&quot;],&quot;prefix&quot;:&quot;&quot;}]} RND0000000002"/></text:p>
      <text:p text:style-name="Text_20_body"><text:span text:style-name="T1">Game loop:</text:span> See <text:span text:style-name="T1">https://mozdevs.github.io/html5-games-workshop/en/guides/platformer/the-game-loo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10. Glossary</dc:title>
    <dc:description/>
    <dc:subject/>
    <meta:keyword/>
    <meta:initial-creator/>
    <dc:creator/>
    <meta:creation-date>2025-07-31T12:48:22Z</meta:creation-date>
    <dc:date>2025-07-31T12:48:2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